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17.9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höver lägga till mer för varje funktion som läggs till i applikationen. UI görs samtidigt. Får läggas till i nästa sprint.</text:p>
          </table:table-cell>
        </table:table-row>
        <table:table-row table:style-name="ro1">
          <table:table-cell office:value-type="string">
            <text:p>Göra klass för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pan text:style-name="T1">Dag 2: </text:span>Ändrade sättet att öppna och spara från textfil till serialize.</text:p>
          </table:table-cell>
        </table:table-row>
        <table:table-row table:style-name="ro2">
          <table:table-cell office:value-type="string">
            <text:p>Skriva funktioner för att kunna skapa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pan text:style-name="T1">Dag 2:</text:span>Tog längre tid att färdigställa då jag fastnade ett tag. <text:span text:style-name="T1">Dag 3:</text:span><text:span text:style-name="T2"> Medlemsnumret funkade inte som var tänkt.1 timme extra.</text:span></text:p>
          </table:table-cell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table:number-columns-repeated="3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injustering i kode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Dag 3:<text:span text:style-name="T2"> Tog tid till att redigera koden. 5 min.</text:span>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7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7])" office:value-type="float" office:value="6">
            <text:p>6</text:p>
          </table:table-cell>
          <table:table-cell table:style-name="ce1" table:formula="of:=SUM([.D2:.D7])" office:value-type="float" office:value="3">
            <text:p>3</text:p>
          </table:table-cell>
          <table:table-cell table:formula="of:=SUM([.E2:.E7])" office:value-type="float" office:value="1">
            <text:p>1</text:p>
          </table:table-cell>
          <table:table-cell table:style-name="ce1" table:formula="of:=SUM([.F2:.F6])" office:value-type="float" office:value="11">
            <text:p>1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Sprint Retrospective</text:p>
          </table:table-cell>
        </table:table-row>
        <table:table-row table:style-name="ro1">
          <table:table-cell>
            <draw:frame table:end-cell-address="Sheet1.F33" table:end-x="0.112cm" table:end-y="0.412cm" draw:z-index="0" draw:style-name="gr1" draw:text-style-name="P1" svg:width="15.999cm" svg:height="8.999cm" svg:x="1.968cm" svg:y="0.446cm">
              <draw:object draw:notify-on-update-of-ranges="Sheet1.A8:Sheet1.A8 Sheet1.B8:Sheet1.E8 Sheet1.A9:Sheet1.A9 Sheet1.B9:Sheet1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För den första sprinten kände jag att jag skattade kraven för generöst. Vissa tog mycket mer tid än vad jag</text:p>
          </table:table-cell>
        </table:table-row>
        <table:table-row table:style-name="ro1">
          <table:table-cell table:number-columns-repeated="6"/>
          <table:table-cell office:value-type="string">
            <text:p>hade tänkt. Istället för att flytta vissa krav till nästa sprint så satt jag och gjorde klart dem, vilket jag känner var</text:p>
          </table:table-cell>
        </table:table-row>
        <table:table-row table:style-name="ro1">
          <table:table-cell table:number-columns-repeated="6"/>
          <table:table-cell office:value-type="string">
            <text:p>en dålig idé. Eftersom jag har 3 sprintar så har jag gått om tid att hinna men nu när jag gjorde klart allt i första </text:p>
          </table:table-cell>
        </table:table-row>
        <table:table-row table:style-name="ro1">
          <table:table-cell table:number-columns-repeated="6"/>
          <table:table-cell office:value-type="string">
            <text:p>sprinten så vet jag inte om jag har tillräckligt med uppgifter att fördela ut på resten av sprintarna. Jag kunde </text:p>
          </table:table-cell>
        </table:table-row>
        <table:table-row table:style-name="ro1">
          <table:table-cell table:number-columns-repeated="6"/>
          <table:table-cell office:value-type="string">
            <text:p>definitivt arbetat mindre på dag två men jag tänkte inte på det utan ville bara göra klart krave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Sen har jag inte commitat lika mycket som egentligen borde göras. Eftersom jag suttit och arbetat med allt </text:p>
          </table:table-cell>
        </table:table-row>
        <table:table-row table:style-name="ro1">
          <table:table-cell table:number-columns-repeated="6"/>
          <table:table-cell office:value-type="string">
            <text:p>vid ett tillfälle så glömmer jag helt enkelt bort att commita och det blir istället en stor commi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Förutom det så funkar applikationen som den ska vid detta tillfälle och jag ska nu planera sprint 2.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17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7T17:24:45.23</dc:date>
    <meta:editing-duration>PT23H27M51S</meta:editing-duration>
    <meta:editing-cycles>8</meta:editing-cycles>
    <meta:generator>OpenOffice/4.0.1$Win32 OpenOffice.org_project/401m5$Build-9714</meta:generator>
    <meta:document-statistic meta:table-count="3" meta:cell-count="6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8:Sheet1.E9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8:Sheet1.E8" chart:label-cell-address="Sheet1.A8:Sheet1.A8" chart:class="chart:line">
            <chart:data-point chart:repeated="4"/>
          </chart:series>
          <chart:series chart:style-name="ch10" chart:values-cell-range-address="Sheet1.B9:Sheet1.E9" chart:label-cell-address="Sheet1.A9:Sheet1.A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9:Sheet1.A9</svg:desc>
                </draw:g>
              </table:table-cell>
              <table:table-cell office:value-type="float" office:value="9">
                <text:p>9</text:p>
                <draw:g>
                  <svg:desc>Sheet1.B9:Sheet1.E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